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4cm"/>
    </style:style>
    <style:style style:name="co2" style:family="table-column">
      <style:table-column-properties fo:break-before="auto" style:column-width="2.5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etapaziente</text:p>
          </table:table-cell>
          <table:table-cell office:value-type="string">
            <text:p>studio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ottor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professoressa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professoress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8">08/05/2024</text:date>, <text:time>12.17.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5-08T12:17:56</dc:date>
    <dc:creator>Sara Cervai</dc:creator>
    <meta:document-statistic meta:table-count="1" meta:cell-count="2202" meta:object-count="0"/>
    <meta:generator>OpenOffice/4.1.2$Unix OpenOffice.org_project/412m3$Build-9782</meta:generator>
  </office:meta>
</office:document-meta>
</file>